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A00000215A9E78050D9D1DB24.png" manifest:media-type="image/png"/>
  <manifest:file-entry manifest:full-path="Pictures/10000000000002FA00000215F0D9F2E7AD981B0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x="-0.185cm" svg:y="-1.614cm" svg:width="17cm" svg:height="11.89cm" draw:z-index="0"><draw:image xlink:href="Pictures/10000000000002FA00000215A9E78050D9D1DB24.png" xlink:type="simple" xlink:show="embed" xlink:actuate="onLoad" loext:mime-type="image/x-vclgraphic"/></draw:frame></text:p>
      <text:p text:style-name="Standard"><draw:frame draw:style-name="fr1" draw:name="Figura2" text:anchor-type="paragraph" svg:x="-0.212cm" svg:y="1.058cm" svg:width="17cm" svg:height="11.89cm" draw:z-index="1"><draw:image xlink:href="Pictures/10000000000002FA00000215F0D9F2E7AD981B0B.png" xlink:type="simple" xlink:show="embed" xlink:actuate="onLoad" loext:mime-type="image/x-vclgraphic"/></draw:frame><text:s/>Desconto CUPOM/Liberacoes - PD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06:21:10.670000000</meta:creation-date>
    <dc:date>2018-05-14T06:39:15.341000000</dc:date>
    <meta:editing-duration>PT7M54S</meta:editing-duration>
    <meta:editing-cycles>1</meta:editing-cycles>
    <meta:document-statistic meta:table-count="0" meta:image-count="2" meta:object-count="0" meta:page-count="1" meta:paragraph-count="1" meta:word-count="4" meta:character-count="32" meta:non-whitespace-character-count="28"/>
    <meta:generator>LibreOffice/5.4.5.1$Windows_x86 LibreOffice_project/79c9829dd5d8054ec39a82dc51cd9eff340dbee8</meta:generator>
  </office:meta>
</office:document-meta>
</file>